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6811in"/>
    </style:style>
    <style:style style:name="co5" style:family="table-column">
      <style:table-column-properties fo:break-before="auto" style:column-width="0.561in"/>
    </style:style>
    <style:style style:name="co6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6.2988in" svg:height="3.5429in" svg:x="4.1094in" svg:y="0in">
            <draw:object draw:notify-on-update-of-ranges="test.B2:test.F2 test.B14:test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594in" svg:y="0.2362in">
            <draw:object draw:notify-on-update-of-ranges="test.B2:test.B2 test.C2:test.C2 test.D2:test.D2 test.E2:test.E2 test.F2:test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1272in" svg:y="7.1248in">
            <draw:object draw:notify-on-update-of-ranges="test.B2:test.F2 test.B49:test.F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1094in" svg:y="3.5146in">
            <draw:object draw:notify-on-update-of-ranges="test.B2:test.F2 test.B31:test.F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4.1122in" svg:y="10.8835in">
            <draw:object draw:notify-on-update-of-ranges="test.B2:test.F2 test.B70:test.F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0.8382in" svg:y="10.9256in">
            <draw:object draw:notify-on-update-of-ranges="test.B2:test.B2 test.C2:test.C2 test.D2:test.D2 test.E2:test.E2 test.F2:test.F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10.8791in" svg:y="14.5976in">
            <draw:object draw:notify-on-update-of-ranges="test.B87:test.F87 test.A88:test.A88 test.B88:test.F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6.2988in" svg:height="3.5429in" svg:x="19.1811in" svg:y="13.5976in">
            <draw:object draw:notify-on-update-of-ranges="test.B87:test.F87 test.A90:test.A90 test.B90:test.F9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CPU Intel(R) Core(TM) i5-5257U CPU @ 2.70GHz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W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/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6" calcext:value-type="float">
            <text:p>2.06</text:p>
          </table:table-cell>
        </table:table-row>
        <table:table-row table:style-name="ro1">
          <table:table-cell/>
          <table:table-cell table:style-name="ce2" office:value-type="float" office:value="6.86" calcext:value-type="float">
            <text:p>6.86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05" calcext:value-type="float">
            <text:p>2.0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6" calcext:value-type="float">
            <text:p>2.06</text:p>
          </table:table-cell>
        </table:table-row>
        <table:table-row table:style-name="ro1">
          <table:table-cell/>
          <table:table-cell table:style-name="ce2" office:value-type="float" office:value="7.07" calcext:value-type="float">
            <text:p>7.07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5" calcext:value-type="float">
            <text:p>2.05</text:p>
          </table:table-cell>
        </table:table-row>
        <table:table-row table:style-name="ro1">
          <table:table-cell/>
          <table:table-cell table:style-name="ce2" office:value-type="float" office:value="6.84" calcext:value-type="float">
            <text:p>6.84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06" calcext:value-type="float">
            <text:p>2.06</text:p>
          </table:table-cell>
        </table:table-row>
        <table:table-row table:style-name="ro1">
          <table:table-cell/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05" calcext:value-type="float">
            <text:p>2.05</text:p>
          </table:table-cell>
        </table:table-row>
        <table:table-row table:style-name="ro1">
          <table:table-cell/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05" calcext:value-type="float">
            <text:p>2.05</text:p>
          </table:table-cell>
        </table:table-row>
        <table:table-row table:style-name="ro1">
          <table:table-cell/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6" calcext:value-type="float">
            <text:p>2.06</text:p>
          </table:table-cell>
        </table:table-row>
        <table:table-row table:style-name="ro1">
          <table:table-cell/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5" calcext:value-type="float">
            <text:p>2.05</text:p>
          </table:table-cell>
        </table:table-row>
        <table:table-row table:style-name="ro1">
          <table:table-cell/>
          <table:table-cell table:style-name="ce2" office:value-type="float" office:value="6.84" calcext:value-type="float">
            <text:p>6.84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06" calcext:value-type="float">
            <text:p>2.06</text:p>
          </table:table-cell>
        </table:table-row>
        <table:table-row table:style-name="ro1">
          <table:table-cell table:number-columns-repeated="4"/>
          <table:table-cell table:style-name="ce8"/>
          <table:table-cell/>
        </table:table-row>
        <table:table-row table:style-name="ro1">
          <table:table-cell/>
          <table:table-cell table:formula="of:=MIN([.B3:.B12])" office:value-type="float" office:value="6.82" calcext:value-type="float">
            <text:p>6.82</text:p>
          </table:table-cell>
          <table:table-cell table:formula="of:=MIN([.C3:.C12])" office:value-type="float" office:value="2.91" calcext:value-type="float">
            <text:p>2.91</text:p>
          </table:table-cell>
          <table:table-cell table:formula="of:=MIN([.D3:.D12])" office:value-type="float" office:value="2.01" calcext:value-type="float">
            <text:p>2.01</text:p>
          </table:table-cell>
          <table:table-cell table:formula="of:=MIN([.E3:.E12])" office:value-type="float" office:value="2.36" calcext:value-type="float">
            <text:p>2.36</text:p>
          </table:table-cell>
          <table:table-cell table:formula="of:=MIN([.F3:.F12])" office:value-type="float" office:value="2.05" calcext:value-type="float">
            <text:p>2.05</text:p>
          </table:table-cell>
        </table:table-row>
        <table:table-row table:style-name="ro1">
          <table:table-cell table:style-name="ce2"/>
          <table:table-cell office:value-type="string" calcext:value-type="string">
            <text:p>%of time</text:p>
          </table:table-cell>
          <table:table-cell table:formula="of:=[.C14]/[.B14]*100" office:value-type="float" office:value="42.6686217008798" calcext:value-type="float">
            <text:p>42.6686217008798</text:p>
          </table:table-cell>
          <table:table-cell table:formula="of:=[.D14]/[.B14]*100" office:value-type="float" office:value="29.4721407624633" calcext:value-type="float">
            <text:p>29.4721407624633</text:p>
          </table:table-cell>
          <table:table-cell table:formula="of:=[.E14]/[.B14]*100" office:value-type="float" office:value="34.6041055718475" calcext:value-type="float">
            <text:p>34.6041055718475</text:p>
          </table:table-cell>
          <table:table-cell table:formula="of:=[.F14]/[.B14]*100" office:value-type="float" office:value="30.058651026393" calcext:value-type="float">
            <text:p>30.05865102639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2.34364261168385" calcext:value-type="float">
            <text:p>2.34364261168385</text:p>
          </table:table-cell>
          <table:table-cell table:formula="of:=[.B14]/[.D14]" office:value-type="float" office:value="3.39303482587065" calcext:value-type="float">
            <text:p>3.39303482587065</text:p>
          </table:table-cell>
          <table:table-cell table:formula="of:=[.B14]/[.E14]" office:value-type="float" office:value="2.88983050847458" calcext:value-type="float">
            <text:p>2.88983050847458</text:p>
          </table:table-cell>
          <table:table-cell table:formula="of:=[.B14]/[.F14]" office:value-type="float" office:value="3.32682926829268" calcext:value-type="float">
            <text:p>3.3268292682926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[.B14]/[.$B$14]" office:value-type="float" office:value="1" calcext:value-type="float">
            <text:p>1</text:p>
          </table:table-cell>
          <table:table-cell table:formula="of:=[.C14]/[.$B$14]" office:value-type="float" office:value="0.426686217008798" calcext:value-type="float">
            <text:p>0.426686217008798</text:p>
          </table:table-cell>
          <table:table-cell table:formula="of:=[.D14]/[.$B$14]" office:value-type="float" office:value="0.294721407624633" calcext:value-type="float">
            <text:p>0.294721407624633</text:p>
          </table:table-cell>
          <table:table-cell table:formula="of:=[.E14]/[.$B$14]" office:value-type="float" office:value="0.346041055718475" calcext:value-type="float">
            <text:p>0.346041055718475</text:p>
          </table:table-cell>
          <table:table-cell table:formula="of:=[.F14]/[.$B$14]" office:value-type="float" office:value="0.30058651026393" calcext:value-type="float">
            <text:p>0.30058651026393</text:p>
          </table:table-cell>
        </table:table-row>
        <table:table-row table:style-name="ro1">
          <table:table-cell office:value-type="string" calcext:value-type="string">
            <text:p>AVE-MIN %</text:p>
          </table:table-cell>
          <table:table-cell table:formula="of:=(AVERAGE([.B3:.B12])-MIN([.B3:.B12]))*100/AVERAGE([.B3:.B12])" office:value-type="float" office:value="0.958466453674119" calcext:value-type="float">
            <text:p>0.958466453674119</text:p>
          </table:table-cell>
          <table:table-cell table:formula="of:=(AVERAGE([.C3:.C12])-MIN([.C3:.C12]))*100/AVERAGE([.C3:.C12])" office:value-type="float" office:value="0.37658336186238" calcext:value-type="float">
            <text:p>0.37658336186238</text:p>
          </table:table-cell>
          <table:table-cell table:formula="of:=(AVERAGE([.D3:.D12])-MIN([.D3:.D12]))*100/AVERAGE([.D3:.D12])" office:value-type="float" office:value="0.347050074367901" calcext:value-type="float">
            <text:p>0.347050074367901</text:p>
          </table:table-cell>
          <table:table-cell table:formula="of:=(AVERAGE([.E3:.E12])-MIN([.E3:.E12]))*100/AVERAGE([.E3:.E12])" office:value-type="float" office:value="0.337837837837857" calcext:value-type="float">
            <text:p>0.337837837837857</text:p>
          </table:table-cell>
          <table:table-cell table:formula="of:=(AVERAGE([.F3:.F12])-MIN([.F3:.F12]))*100/AVERAGE([.F3:.F12])" office:value-type="float" office:value="0.243309002433085" calcext:value-type="float">
            <text:p>0.24330900243308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PI1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336.95" calcext:value-type="float">
            <text:p>336.95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/>
          <table:table-cell office:value-type="float" office:value="336.72" calcext:value-type="float">
            <text:p>336.72</text:p>
          </table:table-cell>
          <table:table-cell office:value-type="float" office:value="41.28" calcext:value-type="float">
            <text:p>41.28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/>
          <table:table-cell office:value-type="float" office:value="337.73" calcext:value-type="float">
            <text:p>337.73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8" calcext:value-type="float">
            <text:p>77.28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/>
          <table:table-cell office:value-type="float" office:value="351.12" calcext:value-type="float">
            <text:p>351.12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/>
          <table:table-cell office:value-type="float" office:value="337.82" calcext:value-type="float">
            <text:p>337.82</text:p>
          </table:table-cell>
          <table:table-cell office:value-type="float" office:value="41.28" calcext:value-type="float">
            <text:p>41.28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/>
          <table:table-cell office:value-type="float" office:value="336.95" calcext:value-type="float">
            <text:p>336.95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/>
          <table:table-cell office:value-type="float" office:value="336.83" calcext:value-type="float">
            <text:p>336.83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5" calcext:value-type="float">
            <text:p>50.35</text:p>
          </table:table-cell>
        </table:table-row>
        <table:table-row table:style-name="ro1">
          <table:table-cell/>
          <table:table-cell office:value-type="float" office:value="336.85" calcext:value-type="float">
            <text:p>336.85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8" calcext:value-type="float">
            <text:p>77.28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/>
          <table:table-cell office:value-type="float" office:value="337.82" calcext:value-type="float">
            <text:p>337.82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7" calcext:value-type="float">
            <text:p>77.27</text:p>
          </table:table-cell>
          <table:table-cell office:value-type="float" office:value="75.18" calcext:value-type="float">
            <text:p>75.18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/>
          <table:table-cell office:value-type="float" office:value="347.35" calcext:value-type="float">
            <text:p>347.35</text:p>
          </table:table-cell>
          <table:table-cell office:value-type="float" office:value="41.29" calcext:value-type="float">
            <text:p>41.29</text:p>
          </table:table-cell>
          <table:table-cell office:value-type="float" office:value="77.28" calcext:value-type="float">
            <text:p>77.28</text:p>
          </table:table-cell>
          <table:table-cell office:value-type="float" office:value="75.19" calcext:value-type="float">
            <text:p>75.1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MIN([.B20:.B29])" office:value-type="float" office:value="336.72" calcext:value-type="float">
            <text:p>336.72</text:p>
          </table:table-cell>
          <table:table-cell table:formula="of:=MIN([.C20:.C29])" office:value-type="float" office:value="41.28" calcext:value-type="float">
            <text:p>41.28</text:p>
          </table:table-cell>
          <table:table-cell table:formula="of:=MIN([.D20:.D29])" office:value-type="float" office:value="77.27" calcext:value-type="float">
            <text:p>77.27</text:p>
          </table:table-cell>
          <table:table-cell table:formula="of:=MIN([.E20:.E29])" office:value-type="float" office:value="75.18" calcext:value-type="float">
            <text:p>75.18</text:p>
          </table:table-cell>
          <table:table-cell table:formula="of:=MIN([.F20:.F29])" office:value-type="float" office:value="50.35" calcext:value-type="float">
            <text:p>50.35</text:p>
          </table:table-cell>
        </table:table-row>
        <table:table-row table:style-name="ro1">
          <table:table-cell/>
          <table:table-cell office:value-type="string" calcext:value-type="string">
            <text:p>%of time</text:p>
          </table:table-cell>
          <table:table-cell table:formula="of:=[.C31]/[.B31]*100" office:value-type="float" office:value="12.2594440484676" calcext:value-type="float">
            <text:p>12.2594440484676</text:p>
          </table:table-cell>
          <table:table-cell table:formula="of:=[.D31]/[.B31]*100" office:value-type="float" office:value="22.947849845569" calcext:value-type="float">
            <text:p>22.947849845569</text:p>
          </table:table-cell>
          <table:table-cell table:formula="of:=[.E31]/[.B31]*100" office:value-type="float" office:value="22.3271560940841" calcext:value-type="float">
            <text:p>22.3271560940841</text:p>
          </table:table-cell>
          <table:table-cell table:formula="of:=[.F31]/[.B31]*100" office:value-type="float" office:value="14.9530767403184" calcext:value-type="float">
            <text:p>14.9530767403184</text:p>
          </table:table-cell>
        </table:table-row>
        <table:table-row table:style-name="ro1">
          <table:table-cell office:value-type="string" calcext:value-type="string">
            <text:p>RPI1</text:p>
          </table:table-cell>
          <table:table-cell office:value-type="float" office:value="1" calcext:value-type="float">
            <text:p>1</text:p>
          </table:table-cell>
          <table:table-cell table:formula="of:=[.B31]/[.C31]" office:value-type="float" office:value="8.15697674418605" calcext:value-type="float">
            <text:p>8.15697674418605</text:p>
          </table:table-cell>
          <table:table-cell table:formula="of:=[.B31]/[.D31]" office:value-type="float" office:value="4.35770674259092" calcext:value-type="float">
            <text:p>4.35770674259092</text:p>
          </table:table-cell>
          <table:table-cell table:formula="of:=[.B31]/[.E31]" office:value-type="float" office:value="4.47885075818037" calcext:value-type="float">
            <text:p>4.47885075818037</text:p>
          </table:table-cell>
          <table:table-cell table:formula="of:=[.B31]/[.F31]" office:value-type="float" office:value="6.6875868917577" calcext:value-type="float">
            <text:p>6.6875868917577</text:p>
          </table:table-cell>
        </table:table-row>
        <table:table-row table:style-name="ro1">
          <table:table-cell office:value-type="string" calcext:value-type="string">
            <text:p>RPI1</text:p>
          </table:table-cell>
          <table:table-cell table:formula="of:=[.B31]/[.$B$31]" office:value-type="float" office:value="1" calcext:value-type="float">
            <text:p>1</text:p>
          </table:table-cell>
          <table:table-cell table:formula="of:=[.C31]/[.$B$31]" office:value-type="float" office:value="0.122594440484676" calcext:value-type="float">
            <text:p>0.122594440484676</text:p>
          </table:table-cell>
          <table:table-cell table:formula="of:=[.D31]/[.$B$31]" office:value-type="float" office:value="0.22947849845569" calcext:value-type="float">
            <text:p>0.22947849845569</text:p>
          </table:table-cell>
          <table:table-cell table:formula="of:=[.E31]/[.$B$31]" office:value-type="float" office:value="0.223271560940841" calcext:value-type="float">
            <text:p>0.223271560940841</text:p>
          </table:table-cell>
          <table:table-cell table:formula="of:=[.F31]/[.$B$31]" office:value-type="float" office:value="0.149530767403184" calcext:value-type="float">
            <text:p>0.149530767403184</text:p>
          </table:table-cell>
        </table:table-row>
        <table:table-row table:style-name="ro1">
          <table:table-cell office:value-type="string" calcext:value-type="string">
            <text:p>AVE-MIN %</text:p>
          </table:table-cell>
          <table:table-cell table:formula="of:=(AVERAGE([.B20:.B29])-MIN([.B20:.B29]))*100/AVERAGE([.B20:.B29])" office:value-type="float" office:value="0.852143904550445" calcext:value-type="float">
            <text:p>0.852143904550445</text:p>
          </table:table-cell>
          <table:table-cell table:formula="of:=(AVERAGE([.C20:.C29])-MIN([.C20:.C29]))*100/AVERAGE([.C20:.C29])" office:value-type="float" office:value="0.0193760899050636" calcext:value-type="float">
            <text:p>0.019376089905064</text:p>
          </table:table-cell>
          <table:table-cell table:formula="of:=(AVERAGE([.D20:.D29])-MIN([.D20:.D29]))*100/AVERAGE([.D20:.D29])" office:value-type="float" office:value="0.00388233923880283" calcext:value-type="float">
            <text:p>0.003882339238803</text:p>
          </table:table-cell>
          <table:table-cell table:formula="of:=(AVERAGE([.E20:.E29])-MIN([.E20:.E29]))*100/AVERAGE([.E20:.E29])" office:value-type="float" office:value="0.0119698360132471" calcext:value-type="float">
            <text:p>0.011969836013247</text:p>
          </table:table-cell>
          <table:table-cell table:formula="of:=(AVERAGE([.F20:.F29])-MIN([.F20:.F29]))*100/AVERAGE([.F20:.F29])" office:value-type="float" office:value="0.0277976332300907" calcext:value-type="float">
            <text:p>0.0277976332300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PI4: ARM Cortex-A72 model 3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2" office:value-type="float" office:value="30.98" calcext:value-type="float">
            <text:p>30.98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3" calcext:value-type="float">
            <text:p>30.93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7" calcext:value-type="float">
            <text:p>30.97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2" calcext:value-type="float">
            <text:p>6.12</text:p>
          </table:table-cell>
        </table:table-row>
        <table:table-row table:style-name="ro1">
          <table:table-cell/>
          <table:table-cell table:style-name="ce2" office:value-type="float" office:value="30.95" calcext:value-type="float">
            <text:p>30.95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2" office:value-type="float" office:value="30.96" calcext:value-type="float">
            <text:p>30.96</text:p>
          </table:table-cell>
          <table:table-cell table:style-name="ce2" office:value-type="float" office:value="10.49" calcext:value-type="float">
            <text:p>10.49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number-columns-repeated="3"/>
          <table:table-cell table:style-name="ce8" table:number-columns-repeated="3"/>
        </table:table-row>
        <table:table-row table:style-name="ro1">
          <table:table-cell/>
          <table:table-cell table:formula="of:=MIN([.B38:.B47])" office:value-type="float" office:value="30.93" calcext:value-type="float">
            <text:p>30.93</text:p>
          </table:table-cell>
          <table:table-cell table:formula="of:=MIN([.C38:.C47])" office:value-type="float" office:value="10.47" calcext:value-type="float">
            <text:p>10.47</text:p>
          </table:table-cell>
          <table:table-cell table:formula="of:=MIN([.D38:.D47])" office:value-type="float" office:value="6.53" calcext:value-type="float">
            <text:p>6.53</text:p>
          </table:table-cell>
          <table:table-cell table:formula="of:=MIN([.E38:.E47])" office:value-type="float" office:value="7.78" calcext:value-type="float">
            <text:p>7.78</text:p>
          </table:table-cell>
          <table:table-cell table:formula="of:=MIN([.F38:.F47])" office:value-type="float" office:value="6.1" calcext:value-type="float">
            <text:p>6.1</text:p>
          </table:table-cell>
        </table:table-row>
        <table:table-row table:style-name="ro1">
          <table:table-cell/>
          <table:table-cell office:value-type="string" calcext:value-type="string">
            <text:p>%of time</text:p>
          </table:table-cell>
          <table:table-cell table:formula="of:=[.C49]/[.B49]*100" office:value-type="float" office:value="33.8506304558681" calcext:value-type="float">
            <text:p>33.8506304558681</text:p>
          </table:table-cell>
          <table:table-cell table:formula="of:=[.D49]/[.B49]*100" office:value-type="float" office:value="21.1121888134497" calcext:value-type="float">
            <text:p>21.1121888134497</text:p>
          </table:table-cell>
          <table:table-cell table:formula="of:=[.E49]/[.B49]*100" office:value-type="float" office:value="25.1535725832525" calcext:value-type="float">
            <text:p>25.1535725832525</text:p>
          </table:table-cell>
          <table:table-cell table:formula="of:=[.F49]/[.B49]*100" office:value-type="float" office:value="19.7219527966376" calcext:value-type="float">
            <text:p>19.7219527966376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office:value-type="float" office:value="1" calcext:value-type="float">
            <text:p>1</text:p>
          </table:table-cell>
          <table:table-cell table:formula="of:=[.B49]/[.C49]" office:value-type="float" office:value="2.9541547277937" calcext:value-type="float">
            <text:p>2.9541547277937</text:p>
          </table:table-cell>
          <table:table-cell table:formula="of:=[.B49]/[.D49]" office:value-type="float" office:value="4.73660030627871" calcext:value-type="float">
            <text:p>4.73660030627871</text:p>
          </table:table-cell>
          <table:table-cell table:formula="of:=[.B49]/[.E49]" office:value-type="float" office:value="3.97557840616967" calcext:value-type="float">
            <text:p>3.97557840616967</text:p>
          </table:table-cell>
          <table:table-cell table:formula="of:=[.B49]/[.F49]" office:value-type="float" office:value="5.07049180327869" calcext:value-type="float">
            <text:p>5.07049180327869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table:formula="of:=[.B49]/[.$B$49]" office:value-type="float" office:value="1" calcext:value-type="float">
            <text:p>1</text:p>
          </table:table-cell>
          <table:table-cell table:formula="of:=[.C49]/[.$B$49]" office:value-type="float" office:value="0.338506304558681" calcext:value-type="float">
            <text:p>0.338506304558681</text:p>
          </table:table-cell>
          <table:table-cell table:formula="of:=[.D49]/[.$B$49]" office:value-type="float" office:value="0.211121888134497" calcext:value-type="float">
            <text:p>0.211121888134497</text:p>
          </table:table-cell>
          <table:table-cell table:formula="of:=[.E49]/[.$B$49]" office:value-type="float" office:value="0.251535725832525" calcext:value-type="float">
            <text:p>0.251535725832525</text:p>
          </table:table-cell>
          <table:table-cell table:formula="of:=[.F49]/[.$B$49]" office:value-type="float" office:value="0.197219527966376" calcext:value-type="float">
            <text:p>0.197219527966376</text:p>
          </table:table-cell>
        </table:table-row>
        <table:table-row table:style-name="ro1">
          <table:table-cell office:value-type="string" calcext:value-type="string">
            <text:p>AVE-MIN %</text:p>
          </table:table-cell>
          <table:table-cell table:formula="of:=(AVERAGE([.B38:.B47])-MIN([.B38:.B47]))*100/AVERAGE([.B38:.B47])" office:value-type="float" office:value="0.0613913212058609" calcext:value-type="float">
            <text:p>0.061391321205861</text:p>
          </table:table-cell>
          <table:table-cell table:formula="of:=(AVERAGE([.C38:.C47])-MIN([.C38:.C47]))*100/AVERAGE([.C38:.C47])" office:value-type="float" office:value="0.15258439824528" calcext:value-type="float">
            <text:p>0.15258439824528</text:p>
          </table:table-cell>
          <table:table-cell table:formula="of:=(AVERAGE([.D38:.D47])-MIN([.D38:.D47]))*100/AVERAGE([.D38:.D47])" office:value-type="float" office:value="0.107082759675701" calcext:value-type="float">
            <text:p>0.107082759675701</text:p>
          </table:table-cell>
          <table:table-cell table:formula="of:=(AVERAGE([.E38:.E47])-MIN([.E38:.E47]))*100/AVERAGE([.E38:.E47])" office:value-type="float" office:value="0.115547567081798" calcext:value-type="float">
            <text:p>0.115547567081798</text:p>
          </table:table-cell>
          <table:table-cell table:formula="of:=(AVERAGE([.F38:.F47])-MIN([.F38:.F47]))*100/AVERAGE([.F38:.F47])" office:value-type="float" office:value="0.163666121112941" calcext:value-type="float">
            <text:p>0.16366612111294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GPU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97.29" calcext:value-type="float">
            <text:p>97.29</text:p>
          </table:table-cell>
          <table:table-cell office:value-type="float" office:value="43.79" calcext:value-type="float">
            <text:p>43.79</text:p>
          </table:table-cell>
          <table:table-cell office:value-type="float" office:value="40.44" calcext:value-type="float">
            <text:p>40.44</text:p>
          </table:table-cell>
          <table:table-cell office:value-type="float" office:value="34.99" calcext:value-type="float">
            <text:p>34.9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/>
          <table:table-cell office:value-type="float" office:value="98.29" calcext:value-type="float">
            <text:p>98.29</text:p>
          </table:table-cell>
          <table:table-cell office:value-type="float" office:value="43.8" calcext:value-type="float">
            <text:p>43.8</text:p>
          </table:table-cell>
          <table:table-cell office:value-type="float" office:value="40.53" calcext:value-type="float">
            <text:p>40.53</text:p>
          </table:table-cell>
          <table:table-cell office:value-type="float" office:value="34.99" calcext:value-type="float">
            <text:p>34.99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/>
          <table:table-cell office:value-type="float" office:value="98.29" calcext:value-type="float">
            <text:p>98.29</text:p>
          </table:table-cell>
          <table:table-cell office:value-type="float" office:value="43.83" calcext:value-type="float">
            <text:p>43.83</text:p>
          </table:table-cell>
          <table:table-cell office:value-type="float" office:value="40.6" calcext:value-type="float">
            <text:p>40.6</text:p>
          </table:table-cell>
          <table:table-cell office:value-type="float" office:value="35.03" calcext:value-type="float">
            <text:p>35.03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/>
          <table:table-cell office:value-type="float" office:value="98.3" calcext:value-type="float">
            <text:p>98.3</text:p>
          </table:table-cell>
          <table:table-cell office:value-type="float" office:value="43.78" calcext:value-type="float">
            <text:p>43.78</text:p>
          </table:table-cell>
          <table:table-cell office:value-type="float" office:value="40.5" calcext:value-type="float">
            <text:p>40.5</text:p>
          </table:table-cell>
          <table:table-cell office:value-type="float" office:value="35.02" calcext:value-type="float">
            <text:p>35.02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/>
          <table:table-cell office:value-type="float" office:value="98.28" calcext:value-type="float">
            <text:p>98.28</text:p>
          </table:table-cell>
          <table:table-cell office:value-type="float" office:value="43.81" calcext:value-type="float">
            <text:p>43.81</text:p>
          </table:table-cell>
          <table:table-cell office:value-type="float" office:value="40.5" calcext:value-type="float">
            <text:p>40.5</text:p>
          </table:table-cell>
          <table:table-cell office:value-type="float" office:value="34.98" calcext:value-type="float">
            <text:p>34.98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/>
          <table:table-cell office:value-type="float" office:value="98.31" calcext:value-type="float">
            <text:p>98.31</text:p>
          </table:table-cell>
          <table:table-cell office:value-type="float" office:value="43.8" calcext:value-type="float">
            <text:p>43.8</text:p>
          </table:table-cell>
          <table:table-cell office:value-type="float" office:value="40.48" calcext:value-type="float">
            <text:p>40.48</text:p>
          </table:table-cell>
          <table:table-cell office:value-type="float" office:value="34.96" calcext:value-type="float">
            <text:p>34.96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/>
          <table:table-cell office:value-type="float" office:value="98.32" calcext:value-type="float">
            <text:p>98.32</text:p>
          </table:table-cell>
          <table:table-cell office:value-type="float" office:value="43.78" calcext:value-type="float">
            <text:p>43.78</text:p>
          </table:table-cell>
          <table:table-cell office:value-type="float" office:value="40.55" calcext:value-type="float">
            <text:p>40.55</text:p>
          </table:table-cell>
          <table:table-cell office:value-type="float" office:value="34.98" calcext:value-type="float">
            <text:p>34.98</text:p>
          </table:table-cell>
          <table:table-cell office:value-type="float" office:value="28.64" calcext:value-type="float">
            <text:p>28.64</text:p>
          </table:table-cell>
        </table:table-row>
        <table:table-row table:style-name="ro1">
          <table:table-cell/>
          <table:table-cell office:value-type="float" office:value="98.31" calcext:value-type="float">
            <text:p>98.31</text:p>
          </table:table-cell>
          <table:table-cell office:value-type="float" office:value="43.81" calcext:value-type="float">
            <text:p>43.81</text:p>
          </table:table-cell>
          <table:table-cell office:value-type="float" office:value="40.52" calcext:value-type="float">
            <text:p>40.52</text:p>
          </table:table-cell>
          <table:table-cell office:value-type="float" office:value="35.01" calcext:value-type="float">
            <text:p>35.01</text:p>
          </table:table-cell>
          <table:table-cell office:value-type="float" office:value="28.64" calcext:value-type="float">
            <text:p>28.64</text:p>
          </table:table-cell>
        </table:table-row>
        <table:table-row table:style-name="ro1">
          <table:table-cell/>
          <table:table-cell office:value-type="float" office:value="98.28" calcext:value-type="float">
            <text:p>98.28</text:p>
          </table:table-cell>
          <table:table-cell office:value-type="float" office:value="43.8" calcext:value-type="float">
            <text:p>43.8</text:p>
          </table:table-cell>
          <table:table-cell office:value-type="float" office:value="40.62" calcext:value-type="float">
            <text:p>40.62</text:p>
          </table:table-cell>
          <table:table-cell office:value-type="float" office:value="35.09" calcext:value-type="float">
            <text:p>35.09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/>
          <table:table-cell office:value-type="float" office:value="98.3" calcext:value-type="float">
            <text:p>98.3</text:p>
          </table:table-cell>
          <table:table-cell office:value-type="float" office:value="43.8" calcext:value-type="float">
            <text:p>43.8</text:p>
          </table:table-cell>
          <table:table-cell office:value-type="float" office:value="40.6" calcext:value-type="float">
            <text:p>40.6</text:p>
          </table:table-cell>
          <table:table-cell office:value-type="float" office:value="34.99" calcext:value-type="float">
            <text:p>34.99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MIN([.B59:.B68])" office:value-type="float" office:value="97.29" calcext:value-type="float">
            <text:p>97.29</text:p>
          </table:table-cell>
          <table:table-cell table:formula="of:=MIN([.C59:.C68])" office:value-type="float" office:value="43.78" calcext:value-type="float">
            <text:p>43.78</text:p>
          </table:table-cell>
          <table:table-cell table:formula="of:=MIN([.D59:.D68])" office:value-type="float" office:value="40.44" calcext:value-type="float">
            <text:p>40.44</text:p>
          </table:table-cell>
          <table:table-cell table:formula="of:=MIN([.E59:.E68])" office:value-type="float" office:value="34.96" calcext:value-type="float">
            <text:p>34.96</text:p>
          </table:table-cell>
          <table:table-cell table:formula="of:=MIN([.F59:.F68])" office:value-type="float" office:value="28.62" calcext:value-type="float">
            <text:p>28.62</text:p>
          </table:table-cell>
        </table:table-row>
        <table:table-row table:style-name="ro1">
          <table:table-cell/>
          <table:table-cell office:value-type="string" calcext:value-type="string">
            <text:p>%of time</text:p>
          </table:table-cell>
          <table:table-cell table:formula="of:=[.C70]/[.B70]*100" office:value-type="float" office:value="44.9994860725666" calcext:value-type="float">
            <text:p>44.9994860725666</text:p>
          </table:table-cell>
          <table:table-cell table:formula="of:=[.D70]/[.B70]*100" office:value-type="float" office:value="41.5664508171446" calcext:value-type="float">
            <text:p>41.5664508171446</text:p>
          </table:table-cell>
          <table:table-cell table:formula="of:=[.E70]/[.B70]*100" office:value-type="float" office:value="35.9338061465721" calcext:value-type="float">
            <text:p>35.9338061465721</text:p>
          </table:table-cell>
          <table:table-cell table:formula="of:=[.F70]/[.B70]*100" office:value-type="float" office:value="29.4172062904718" calcext:value-type="float">
            <text:p>29.4172062904718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table:formula="of:=[.B70]/[.C70]" office:value-type="float" office:value="2.22224760164459" calcext:value-type="float">
            <text:p>2.22224760164459</text:p>
          </table:table-cell>
          <table:table-cell table:formula="of:=[.B70]/[.D70]" office:value-type="float" office:value="2.40578635014837" calcext:value-type="float">
            <text:p>2.40578635014837</text:p>
          </table:table-cell>
          <table:table-cell table:formula="of:=[.B70]/[.E70]" office:value-type="float" office:value="2.78289473684211" calcext:value-type="float">
            <text:p>2.78289473684211</text:p>
          </table:table-cell>
          <table:table-cell table:formula="of:=[.B70]/[.F70]" office:value-type="float" office:value="3.39937106918239" calcext:value-type="float">
            <text:p>3.39937106918239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table:formula="of:=[.B70]/[.$B$70]" office:value-type="float" office:value="1" calcext:value-type="float">
            <text:p>1</text:p>
          </table:table-cell>
          <table:table-cell table:formula="of:=[.C70]/[.$B$70]" office:value-type="float" office:value="0.449994860725665" calcext:value-type="float">
            <text:p>0.449994860725665</text:p>
          </table:table-cell>
          <table:table-cell table:formula="of:=[.D70]/[.$B$70]" office:value-type="float" office:value="0.415664508171446" calcext:value-type="float">
            <text:p>0.415664508171446</text:p>
          </table:table-cell>
          <table:table-cell table:formula="of:=[.E70]/[.$B$70]" office:value-type="float" office:value="0.359338061465721" calcext:value-type="float">
            <text:p>0.359338061465721</text:p>
          </table:table-cell>
          <table:table-cell table:formula="of:=[.F70]/[.$B$70]" office:value-type="float" office:value="0.294172062904718" calcext:value-type="float">
            <text:p>0.294172062904718</text:p>
          </table:table-cell>
        </table:table-row>
        <table:table-row table:style-name="ro1">
          <table:table-cell office:value-type="string" calcext:value-type="string">
            <text:p>AVE-MIN %</text:p>
          </table:table-cell>
          <table:table-cell table:formula="of:=(AVERAGE([.B59:.B68])-MIN([.B59:.B68]))*100/AVERAGE([.B59:.B68])" office:value-type="float" office:value="0.923653472101967" calcext:value-type="float">
            <text:p>0.923653472101967</text:p>
          </table:table-cell>
          <table:table-cell table:formula="of:=(AVERAGE([.C59:.C68])-MIN([.C59:.C68]))*100/AVERAGE([.C59:.C68])" office:value-type="float" office:value="0.0456621004566119" calcext:value-type="float">
            <text:p>0.045662100456612</text:p>
          </table:table-cell>
          <table:table-cell table:formula="of:=(AVERAGE([.D59:.D68])-MIN([.D59:.D68]))*100/AVERAGE([.D59:.D68])" office:value-type="float" office:value="0.231904080524994" calcext:value-type="float">
            <text:p>0.231904080524994</text:p>
          </table:table-cell>
          <table:table-cell table:formula="of:=(AVERAGE([.E59:.E68])-MIN([.E59:.E68]))*100/AVERAGE([.E59:.E68])" office:value-type="float" office:value="0.125699920009153" calcext:value-type="float">
            <text:p>0.125699920009153</text:p>
          </table:table-cell>
          <table:table-cell table:formula="of:=(AVERAGE([.F59:.F68])-MIN([.F59:.F68]))*100/AVERAGE([.F59:.F68])" office:value-type="float" office:value="0.139567341242134" calcext:value-type="float">
            <text:p>0.139567341242134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W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office:value-type="string" calcext:value-type="string">
            <text:p>Memory usage</text:p>
          </table:table-cell>
          <table:table-cell office:value-type="float" office:value="23" calcext:value-type="float">
            <text:p>23</text:p>
          </table:table-cell>
          <table:table-cell table:formula="of:=201*5" office:value-type="float" office:value="1005" calcext:value-type="float">
            <text:p>100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#004586</text:p>
          </table:table-cell>
          <table:table-cell office:value-type="string" calcext:value-type="string">
            <text:p>#ff420e</text:p>
          </table:table-cell>
          <table:table-cell office:value-type="string" calcext:value-type="string">
            <text:p>#ffd320</text:p>
          </table:table-cell>
          <table:table-cell office:value-type="string" calcext:value-type="string">
            <text:p>#579d1c</text:p>
          </table:table-cell>
          <table:table-cell office:value-type="string" calcext:value-type="string">
            <text:p>#7e002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268305116618023" calcext:value-type="float">
            <text:p>0.268305116618023</text:p>
          </table:table-cell>
          <table:table-cell table:style-name="ce10" office:value-type="float" office:value="37.0857729929988" calcext:value-type="float">
            <text:p>37.0857729929988</text:p>
          </table:table-cell>
          <table:table-cell table:style-name="ce10" office:value-type="float" office:value="52.1203955803914" calcext:value-type="float">
            <text:p>52.1203955803914</text:p>
          </table:table-cell>
          <table:table-cell table:style-name="ce10" office:value-type="float" office:value="4.88657517734892" calcext:value-type="float">
            <text:p>4.88657517734892</text:p>
          </table:table-cell>
        </table:table-row>
      </table:table>
      <table:table table:name="Sheet2" table:style-name="ta1"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W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.0675945519029595" calcext:value-type="float">
            <text:p>0.06759455190296</text:p>
          </table:table-cell>
          <table:table-cell office:value-type="float" office:value="0.0637796918308348" calcext:value-type="float">
            <text:p>0.063779691830835</text:p>
          </table:table-cell>
          <table:table-cell office:value-type="float" office:value="0.0741513426519238" calcext:value-type="float">
            <text:p>0.074151342651924</text:p>
          </table:table-cell>
          <table:table-cell office:value-type="float" office:value="0.0638989062080887" calcext:value-type="float">
            <text:p>0.063898906208089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0.3313237094076" calcext:value-type="float">
            <text:p>20.3313237094076</text:p>
          </table:table-cell>
          <table:table-cell table:style-name="ce10" office:value-type="float" office:value="985.979679385416" calcext:value-type="float">
            <text:p>985.979679385416</text:p>
          </table:table-cell>
          <table:table-cell table:style-name="ce10" office:value-type="float" office:value="1442.69062213963" calcext:value-type="float">
            <text:p>1442.69062213963</text:p>
          </table:table-cell>
          <table:table-cell table:style-name="ce10" office:value-type="float" office:value="36.9015739277288" calcext:value-type="float">
            <text:p>36.9015739277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2:05:44.530667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1T12:08:22.439844859</dc:date>
    <dc:creator>Ruben Tikidji-Hamburyan</dc:creator>
    <meta:editing-duration>PT16H9M13S</meta:editing-duration>
    <meta:editing-cycles>21</meta:editing-cycles>
    <meta:generator>LibreOffice/7.0.3.1$Linux_X86_64 LibreOffice_project/00$Build-1</meta:generator>
    <meta:document-statistic meta:table-count="2" meta:cell-count="36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est.B2:test.F2 test.B14:test.F14" chart:data-source-has-labels="row" svg:x="0.32cm" svg:y="0.18cm" svg:width="15.36cm" svg:height="8.64cm">
          <chart:coordinate-region svg:x="0.756cm" svg:y="0.379cm" svg:width="14.924cm" svg:height="7.794cm"/>
          <chart:axis chart:dimension="x" chart:name="primary-x" chart:style-name="ch3" chartooo:axis-type="auto">
            <chartooo:date-scale/>
            <chart:categories table:cell-range-address="test.B2:test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B14:test.F14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F2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.82">
                <text:p>6.82</text:p>
                <draw:g>
                  <svg:desc>test.B14:test.F14</svg:desc>
                </draw:g>
              </table:table-cell>
              <table:table-cell office:value-type="float" office:value="2.91">
                <text:p>2.91</text:p>
              </table:table-cell>
              <table:table-cell office:value-type="float" office:value="2.01">
                <text:p>2.01</text:p>
              </table:table-cell>
              <table:table-cell office:value-type="float" office:value="2.36">
                <text:p>2.36</text:p>
              </table:table-cell>
              <table:table-cell office:value-type="float" office:value="2.05">
                <text:p>2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205cm" style:legend-expansion="high" chart:style-name="ch2"/>
        <chart:plot-area chart:style-name="ch3" table:cell-range-address="test.A16:test.F16 test.A33:test.F33 test.A51:test.F51 test.A72:test.F72 test.B2:test.F2" chart:data-source-has-labels="both" svg:x="0.32cm" svg:y="0.18cm" svg:width="13.441cm" svg:height="8.64cm">
          <chart:coordinate-region svg:x="0.756cm" svg:y="0.379cm" svg:width="13.005cm" svg:height="7.794cm"/>
          <chart:axis chart:dimension="x" chart:name="primary-x" chart:style-name="ch4" chartooo:axis-type="auto">
            <chartooo:date-scale/>
            <chart:categories table:cell-range-address="test.A16:test.A16 test.A33:test.A33 test.A51:test.A51 test.A72:test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.B16:test.B16 test.B33:test.B33 test.B51:test.B51 test.B72:test.B72" chart:label-cell-address="test.B2:test.B2" chart:class="chart:bar">
            <chart:data-point chart:repeated="4"/>
          </chart:series>
          <chart:series chart:style-name="ch8" chart:values-cell-range-address="test.C16:test.C16 test.C33:test.C33 test.C51:test.C51 test.C72:test.C72" chart:label-cell-address="test.C2:test.C2" chart:class="chart:bar">
            <chart:data-point chart:repeated="4"/>
          </chart:series>
          <chart:series chart:style-name="ch9" chart:values-cell-range-address="test.D16:test.D16 test.D33:test.D33 test.D51:test.D51 test.D72:test.D72" chart:label-cell-address="test.D2:test.D2" chart:class="chart:bar">
            <chart:data-point chart:repeated="4"/>
          </chart:series>
          <chart:series chart:style-name="ch10" chart:values-cell-range-address="test.E16:test.E16 test.E33:test.E33 test.E51:test.E51 test.E72:test.E72" chart:label-cell-address="test.E2:test.E2" chart:class="chart:bar">
            <chart:data-point chart:repeated="4"/>
          </chart:series>
          <chart:series chart:style-name="ch11" chart:values-cell-range-address="test.F16:test.F16 test.F33:test.F33 test.F51:test.F51 test.F72:test.F72" chart:label-cell-address="test.F2:test.F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B2</svg:desc>
                </draw:g>
              </table:table-cell>
              <table:table-cell office:value-type="string">
                <text:p>Table</text:p>
                <draw:g>
                  <svg:desc>test.C2:test.C2</svg:desc>
                </draw:g>
              </table:table-cell>
              <table:table-cell office:value-type="string">
                <text:p>PWL</text:p>
                <draw:g>
                  <svg:desc>test.D2:test.D2</svg:desc>
                </draw:g>
              </table:table-cell>
              <table:table-cell office:value-type="string">
                <text:p>POL</text:p>
                <draw:g>
                  <svg:desc>test.E2:test.E2</svg:desc>
                </draw:g>
              </table:table-cell>
              <table:table-cell office:value-type="string">
                <text:p>MIX</text:p>
                <draw:g>
                  <svg:desc>test.F2:test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test.A16:test.A16 test.A33:test.A33 test.A51:test.A51 test.A72:test.A72</svg:desc>
                </draw:g>
              </table:table-cell>
              <table:table-cell office:value-type="float" office:value="1">
                <text:p>1</text:p>
                <draw:g>
                  <svg:desc>test.B16:test.B16 test.B33:test.B33 test.B51:test.B51 test.B72:test.B72</svg:desc>
                </draw:g>
              </table:table-cell>
              <table:table-cell office:value-type="float" office:value="2.34364261168385">
                <text:p>2.34364261168385</text:p>
                <draw:g>
                  <svg:desc>test.C16:test.C16 test.C33:test.C33 test.C51:test.C51 test.C72:test.C72</svg:desc>
                </draw:g>
              </table:table-cell>
              <table:table-cell office:value-type="float" office:value="3.39303482587065">
                <text:p>3.39303482587065</text:p>
                <draw:g>
                  <svg:desc>test.D16:test.D16 test.D33:test.D33 test.D51:test.D51 test.D72:test.D72</svg:desc>
                </draw:g>
              </table:table-cell>
              <table:table-cell office:value-type="float" office:value="2.88983050847458">
                <text:p>2.88983050847458</text:p>
                <draw:g>
                  <svg:desc>test.E16:test.E16 test.E33:test.E33 test.E51:test.E51 test.E72:test.E72</svg:desc>
                </draw:g>
              </table:table-cell>
              <table:table-cell office:value-type="float" office:value="3.32682926829268">
                <text:p>3.32682926829268</text:p>
                <draw:g>
                  <svg:desc>test.F16:test.F16 test.F33:test.F33 test.F51:test.F51 test.F72:test.F72</svg:desc>
                </draw:g>
              </table:table-cell>
            </table:table-row>
            <table:table-row>
              <table:table-cell office:value-type="string">
                <text:p>RPI1</text:p>
              </table:table-cell>
              <table:table-cell office:value-type="float" office:value="1">
                <text:p>1</text:p>
              </table:table-cell>
              <table:table-cell office:value-type="float" office:value="8.15697674418605">
                <text:p>8.15697674418605</text:p>
              </table:table-cell>
              <table:table-cell office:value-type="float" office:value="4.35770674259092">
                <text:p>4.35770674259092</text:p>
              </table:table-cell>
              <table:table-cell office:value-type="float" office:value="4.47885075818037">
                <text:p>4.47885075818037</text:p>
              </table:table-cell>
              <table:table-cell office:value-type="float" office:value="6.6875868917577">
                <text:p>6.6875868917577</text:p>
              </table:table-cell>
            </table:table-row>
            <table:table-row>
              <table:table-cell office:value-type="string">
                <text:p>RPI4</text:p>
              </table:table-cell>
              <table:table-cell office:value-type="float" office:value="1">
                <text:p>1</text:p>
              </table:table-cell>
              <table:table-cell office:value-type="float" office:value="2.9541547277937">
                <text:p>2.9541547277937</text:p>
              </table:table-cell>
              <table:table-cell office:value-type="float" office:value="4.73660030627871">
                <text:p>4.73660030627871</text:p>
              </table:table-cell>
              <table:table-cell office:value-type="float" office:value="3.97557840616967">
                <text:p>3.97557840616967</text:p>
              </table:table-cell>
              <table:table-cell office:value-type="float" office:value="5.07049180327869">
                <text:p>5.07049180327869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">
                <text:p>1</text:p>
              </table:table-cell>
              <table:table-cell office:value-type="float" office:value="2.22224760164459">
                <text:p>2.22224760164459</text:p>
              </table:table-cell>
              <table:table-cell office:value-type="float" office:value="2.40578635014837">
                <text:p>2.40578635014837</text:p>
              </table:table-cell>
              <table:table-cell office:value-type="float" office:value="2.78289473684211">
                <text:p>2.78289473684211</text:p>
              </table:table-cell>
              <table:table-cell office:value-type="float" office:value="3.39937106918239">
                <text:p>3.39937106918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est.B2:test.F2 test.B49:test.F49" chart:data-source-has-labels="row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est.B2:test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B49:test.F49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F2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30.93">
                <text:p>30.93</text:p>
                <draw:g>
                  <svg:desc>test.B49:test.F49</svg:desc>
                </draw:g>
              </table:table-cell>
              <table:table-cell office:value-type="float" office:value="10.47">
                <text:p>10.47</text:p>
              </table:table-cell>
              <table:table-cell office:value-type="float" office:value="6.53">
                <text:p>6.53</text:p>
              </table:table-cell>
              <table:table-cell office:value-type="float" office:value="7.78">
                <text:p>7.78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est.B2:test.F2 test.B31:test.F31" chart:data-source-has-labels="row" svg:x="0.32cm" svg:y="0.18cm" svg:width="15.36cm" svg:height="8.64cm">
          <chart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test.B2:test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B31:test.F3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F2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336.72">
                <text:p>336.72</text:p>
                <draw:g>
                  <svg:desc>test.B31:test.F31</svg:desc>
                </draw:g>
              </table:table-cell>
              <table:table-cell office:value-type="float" office:value="41.28">
                <text:p>41.28</text:p>
              </table:table-cell>
              <table:table-cell office:value-type="float" office:value="77.27">
                <text:p>77.27</text:p>
              </table:table-cell>
              <table:table-cell office:value-type="float" office:value="75.18">
                <text:p>75.18</text:p>
              </table:table-cell>
              <table:table-cell office:value-type="float" office:value="50.35">
                <text:p>5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est.B2:test.F2 test.B70:test.F70" chart:data-source-has-labels="row" svg:x="0.32cm" svg:y="0.18cm" svg:width="15.36cm" svg:height="8.64cm">
          <chart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test.B2:test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B70:test.F70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F2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97.29">
                <text:p>97.29</text:p>
                <draw:g>
                  <svg:desc>test.B70:test.F70</svg:desc>
                </draw:g>
              </table:table-cell>
              <table:table-cell office:value-type="float" office:value="43.78">
                <text:p>43.78</text:p>
              </table:table-cell>
              <table:table-cell office:value-type="float" office:value="40.44">
                <text:p>40.44</text:p>
              </table:table-cell>
              <table:table-cell office:value-type="float" office:value="34.96">
                <text:p>34.96</text:p>
              </table:table-cell>
              <table:table-cell office:value-type="float" office:value="28.62">
                <text:p>28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table:cell-range-address="test.B87:test.F88 test.A88:test.A88" chart:data-source-has-labels="both" svg:x="0.32cm" svg:y="0.18cm" svg:width="12.33cm" svg:height="8.64cm">
          <chart:coordinate-region svg:x="1.312cm" svg:y="0.379cm" svg:width="11.338cm" svg:height="7.794cm"/>
          <chart:axis chart:dimension="x" chart:name="primary-x" chart:style-name="ch4" chartooo:axis-type="auto">
            <chartooo:date-scale/>
            <chart:categories table:cell-range-address="test.B87:test.F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.B88:test.F88" chart:label-cell-address="test.A88:test.A8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87:test.F87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Memory usage</text:p>
                <draw:g>
                  <svg:desc>test.A88:test.A88</svg:desc>
                </draw:g>
              </table:table-cell>
              <table:table-cell office:value-type="float" office:value="23">
                <text:p>23</text:p>
                <draw:g>
                  <svg:desc>test.B88:test.F88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205cm" style:legend-expansion="high" chart:style-name="ch2"/>
        <chart:plot-area chart:style-name="ch3" table:cell-range-address="test.A17:test.F17 test.A34:test.F34 test.A52:test.F52 test.A73:test.F73 test.B2:test.F2" chart:data-source-has-labels="both" svg:x="0.32cm" svg:y="0.18cm" svg:width="13.441cm" svg:height="8.64cm">
          <chart:coordinate-region svg:x="1.047cm" svg:y="0.379cm" svg:width="12.714cm" svg:height="7.794cm"/>
          <chart:axis chart:dimension="x" chart:name="primary-x" chart:style-name="ch4" chartooo:axis-type="auto">
            <chartooo:date-scale/>
            <chart:categories table:cell-range-address="test.A17:test.A17 test.A34:test.A34 test.A52:test.A52 test.A73:test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.B17:test.B17 test.B34:test.B34 test.B52:test.B52 test.B73:test.B73" chart:label-cell-address="test.B2:test.B2" chart:class="chart:bar">
            <chart:data-point chart:repeated="4"/>
          </chart:series>
          <chart:series chart:style-name="ch8" chart:values-cell-range-address="test.C17:test.C17 test.C34:test.C34 test.C52:test.C52 test.C73:test.C73" chart:label-cell-address="test.C2:test.C2" chart:class="chart:bar">
            <chart:data-point chart:repeated="4"/>
          </chart:series>
          <chart:series chart:style-name="ch9" chart:values-cell-range-address="test.D17:test.D17 test.D34:test.D34 test.D52:test.D52 test.D73:test.D73" chart:label-cell-address="test.D2:test.D2" chart:class="chart:bar">
            <chart:data-point chart:repeated="4"/>
          </chart:series>
          <chart:series chart:style-name="ch10" chart:values-cell-range-address="test.E17:test.E17 test.E34:test.E34 test.E52:test.E52 test.E73:test.E73" chart:label-cell-address="test.E2:test.E2" chart:class="chart:bar">
            <chart:data-point chart:repeated="4"/>
          </chart:series>
          <chart:series chart:style-name="ch11" chart:values-cell-range-address="test.F17:test.F17 test.F34:test.F34 test.F52:test.F52 test.F73:test.F73" chart:label-cell-address="test.F2:test.F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2:test.B2</svg:desc>
                </draw:g>
              </table:table-cell>
              <table:table-cell office:value-type="string">
                <text:p>Table</text:p>
                <draw:g>
                  <svg:desc>test.C2:test.C2</svg:desc>
                </draw:g>
              </table:table-cell>
              <table:table-cell office:value-type="string">
                <text:p>PWL</text:p>
                <draw:g>
                  <svg:desc>test.D2:test.D2</svg:desc>
                </draw:g>
              </table:table-cell>
              <table:table-cell office:value-type="string">
                <text:p>POL</text:p>
                <draw:g>
                  <svg:desc>test.E2:test.E2</svg:desc>
                </draw:g>
              </table:table-cell>
              <table:table-cell office:value-type="string">
                <text:p>MIX</text:p>
                <draw:g>
                  <svg:desc>test.F2:test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test.A17:test.A17 test.A34:test.A34 test.A52:test.A52 test.A73:test.A73</svg:desc>
                </draw:g>
              </table:table-cell>
              <table:table-cell office:value-type="float" office:value="1">
                <text:p>1</text:p>
                <draw:g>
                  <svg:desc>test.B17:test.B17 test.B34:test.B34 test.B52:test.B52 test.B73:test.B73</svg:desc>
                </draw:g>
              </table:table-cell>
              <table:table-cell office:value-type="float" office:value="0.426686217008798">
                <text:p>0.426686217008798</text:p>
                <draw:g>
                  <svg:desc>test.C17:test.C17 test.C34:test.C34 test.C52:test.C52 test.C73:test.C73</svg:desc>
                </draw:g>
              </table:table-cell>
              <table:table-cell office:value-type="float" office:value="0.294721407624633">
                <text:p>0.294721407624633</text:p>
                <draw:g>
                  <svg:desc>test.D17:test.D17 test.D34:test.D34 test.D52:test.D52 test.D73:test.D73</svg:desc>
                </draw:g>
              </table:table-cell>
              <table:table-cell office:value-type="float" office:value="0.346041055718475">
                <text:p>0.346041055718475</text:p>
                <draw:g>
                  <svg:desc>test.E17:test.E17 test.E34:test.E34 test.E52:test.E52 test.E73:test.E73</svg:desc>
                </draw:g>
              </table:table-cell>
              <table:table-cell office:value-type="float" office:value="0.30058651026393">
                <text:p>0.30058651026393</text:p>
                <draw:g>
                  <svg:desc>test.F17:test.F17 test.F34:test.F34 test.F52:test.F52 test.F73:test.F73</svg:desc>
                </draw:g>
              </table:table-cell>
            </table:table-row>
            <table:table-row>
              <table:table-cell office:value-type="string">
                <text:p>RPI1</text:p>
              </table:table-cell>
              <table:table-cell office:value-type="float" office:value="1">
                <text:p>1</text:p>
              </table:table-cell>
              <table:table-cell office:value-type="float" office:value="0.122594440484676">
                <text:p>0.122594440484676</text:p>
              </table:table-cell>
              <table:table-cell office:value-type="float" office:value="0.22947849845569">
                <text:p>0.22947849845569</text:p>
              </table:table-cell>
              <table:table-cell office:value-type="float" office:value="0.223271560940841">
                <text:p>0.223271560940841</text:p>
              </table:table-cell>
              <table:table-cell office:value-type="float" office:value="0.149530767403184">
                <text:p>0.149530767403184</text:p>
              </table:table-cell>
            </table:table-row>
            <table:table-row>
              <table:table-cell office:value-type="string">
                <text:p>RPI4</text:p>
              </table:table-cell>
              <table:table-cell office:value-type="float" office:value="1">
                <text:p>1</text:p>
              </table:table-cell>
              <table:table-cell office:value-type="float" office:value="0.338506304558681">
                <text:p>0.338506304558681</text:p>
              </table:table-cell>
              <table:table-cell office:value-type="float" office:value="0.211121888134497">
                <text:p>0.211121888134497</text:p>
              </table:table-cell>
              <table:table-cell office:value-type="float" office:value="0.251535725832525">
                <text:p>0.251535725832525</text:p>
              </table:table-cell>
              <table:table-cell office:value-type="float" office:value="0.197219527966376">
                <text:p>0.197219527966376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">
                <text:p>1</text:p>
              </table:table-cell>
              <table:table-cell office:value-type="float" office:value="0.449994860725665">
                <text:p>0.449994860725665</text:p>
              </table:table-cell>
              <table:table-cell office:value-type="float" office:value="0.415664508171446">
                <text:p>0.415664508171446</text:p>
              </table:table-cell>
              <table:table-cell office:value-type="float" office:value="0.359338061465721">
                <text:p>0.359338061465721</text:p>
              </table:table-cell>
              <table:table-cell office:value-type="float" office:value="0.294172062904718">
                <text:p>0.2941720629047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4.201cm" style:legend-expansion="high" chart:style-name="ch2"/>
        <chart:plot-area chart:style-name="ch3" table:cell-range-address="test.B87:test.F87 test.A90:test.F90" chart:data-source-has-labels="both" svg:x="0.32cm" svg:y="0.18cm" svg:width="13.864cm" svg:height="8.64cm">
          <chart:coordinate-region svg:x="0.941cm" svg:y="0.379cm" svg:width="13.243cm" svg:height="7.794cm"/>
          <chart:axis chart:dimension="x" chart:name="primary-x" chart:style-name="ch4" chartooo:axis-type="auto">
            <chartooo:date-scale/>
            <chart:categories table:cell-range-address="test.B87:test.F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.B90:test.F90" chart:label-cell-address="test.A90:test.A9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B87:test.F87</svg:desc>
                </draw:g>
              </table:table-cell>
              <table:table-cell office:value-type="string">
                <text:p>Table</text:p>
              </table:table-cell>
              <table:table-cell office:value-type="string">
                <text:p>PWL</text:p>
              </table:table-cell>
              <table:table-cell office:value-type="string">
                <text:p>POL</text:p>
              </table:table-cell>
              <table:table-cell office:value-type="string">
                <text:p>MIX</text:p>
              </table:table-cell>
            </table:table-row>
          </table:table-header-rows>
          <table:table-rows>
            <table:table-row>
              <table:table-cell office:value-type="string">
                <text:p>Error</text:p>
                <draw:g>
                  <svg:desc>test.A90:test.A90</svg:desc>
                </draw:g>
              </table:table-cell>
              <table:table-cell office:value-type="float" office:value="0">
                <text:p>0</text:p>
                <draw:g>
                  <svg:desc>test.B90:test.F90</svg:desc>
                </draw:g>
              </table:table-cell>
              <table:table-cell office:value-type="float" office:value="0.268305116618023">
                <text:p>0.268305116618023</text:p>
              </table:table-cell>
              <table:table-cell office:value-type="float" office:value="37.0857729929988">
                <text:p>37.0857729929988</text:p>
              </table:table-cell>
              <table:table-cell office:value-type="float" office:value="52.1203955803914">
                <text:p>52.1203955803914</text:p>
              </table:table-cell>
              <table:table-cell office:value-type="float" office:value="4.88657517734892">
                <text:p>4.886575177348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